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/>
          <table:table-cell table:formula="of:=[.K60]+[.L60]+[.M60]" office:value-type="currency" office:currency="EUR" office:value="48.475" calcext:value-type="currency">
            <text:p>48,48 €</text:p>
          </table:table-cell>
          <table:table-cell table:formula="of:=[.O59]+[.N60]" office:value-type="currency" office:currency="EUR" office:value="2808.99765" calcext:value-type="currency">
            <text:p>2 809,00 €</text:p>
          </table:table-cell>
          <table:table-cell table:style-name="ce19" table:formula="of:=[.A60]*budgetjour-[.O60]" office:value-type="currency" office:currency="EUR" office:value="141.00235" calcext:value-type="currency">
            <text:p>141,00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21515" calcext:value-type="currency">
            <text:p>2 847,22 €</text:p>
          </table:table-cell>
          <table:table-cell table:style-name="ce19" table:formula="of:=[.A61]*budgetjour-[.O61]" office:value-type="currency" office:currency="EUR" office:value="152.78485" calcext:value-type="currency">
            <text:p>152,78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/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2]+[.L62]+[.M62]" office:value-type="currency" office:currency="EUR" office:value="35.55" calcext:value-type="currency">
            <text:p>35,55 €</text:p>
          </table:table-cell>
          <table:table-cell table:formula="of:=[.O61]+[.N62]" office:value-type="currency" office:currency="EUR" office:value="2882.76515" calcext:value-type="currency">
            <text:p>2 882,77 €</text:p>
          </table:table-cell>
          <table:table-cell table:style-name="ce19" table:formula="of:=[.A62]*budgetjour-[.O62]" office:value-type="currency" office:currency="EUR" office:value="167.23485" calcext:value-type="currency">
            <text:p>1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table:number-columns-repeated="2"/>
          <table:table-cell table:style-name="ce13" table:formula="of:=[.F62]+[.E63]" office:value-type="float" office:value="3738.31" calcext:value-type="float">
            <text:p>3738</text:p>
          </table:table-cell>
          <table:table-cell/>
          <table:table-cell table:style-name="ce13" table:formula="of:=[.H62]+[.G63]" office:value-type="float" office:value="24969" calcext:value-type="float">
            <text:p>24969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882.76515" calcext:value-type="currency">
            <text:p>2 882,77 €</text:p>
          </table:table-cell>
          <table:table-cell table:style-name="ce19" table:formula="of:=[.A63]*budgetjour-[.O63]" office:value-type="currency" office:currency="EUR" office:value="217.23485" calcext:value-type="currency">
            <text:p>2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738.31" calcext:value-type="float">
            <text:p>3738</text:p>
          </table:table-cell>
          <table:table-cell/>
          <table:table-cell table:style-name="ce13" table:formula="of:=[.H63]+[.G64]" office:value-type="float" office:value="24969" calcext:value-type="float">
            <text:p>24969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882.76515" calcext:value-type="currency">
            <text:p>2 882,77 €</text:p>
          </table:table-cell>
          <table:table-cell table:style-name="ce19" table:formula="of:=[.A64]*budgetjour-[.O64]" office:value-type="currency" office:currency="EUR" office:value="267.23485" calcext:value-type="currency">
            <text:p>2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738.31" calcext:value-type="float">
            <text:p>3738</text:p>
          </table:table-cell>
          <table:table-cell/>
          <table:table-cell table:style-name="ce13" table:formula="of:=[.H64]+[.G65]" office:value-type="float" office:value="24969" calcext:value-type="float">
            <text:p>24969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882.76515" calcext:value-type="currency">
            <text:p>2 882,77 €</text:p>
          </table:table-cell>
          <table:table-cell table:style-name="ce19" table:formula="of:=[.A65]*budgetjour-[.O65]" office:value-type="currency" office:currency="EUR" office:value="317.23485" calcext:value-type="currency">
            <text:p>3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738.31" calcext:value-type="float">
            <text:p>3738</text:p>
          </table:table-cell>
          <table:table-cell/>
          <table:table-cell table:style-name="ce13" table:formula="of:=[.H65]+[.G66]" office:value-type="float" office:value="24969" calcext:value-type="float">
            <text:p>24969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882.76515" calcext:value-type="currency">
            <text:p>2 882,77 €</text:p>
          </table:table-cell>
          <table:table-cell table:style-name="ce19" table:formula="of:=[.A66]*budgetjour-[.O66]" office:value-type="currency" office:currency="EUR" office:value="367.23485" calcext:value-type="currency">
            <text:p>3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738.31" calcext:value-type="float">
            <text:p>3738</text:p>
          </table:table-cell>
          <table:table-cell/>
          <table:table-cell table:style-name="ce13" table:formula="of:=[.H66]+[.G67]" office:value-type="float" office:value="24969" calcext:value-type="float">
            <text:p>24969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882.76515" calcext:value-type="currency">
            <text:p>2 882,77 €</text:p>
          </table:table-cell>
          <table:table-cell table:style-name="ce19" table:formula="of:=[.A67]*budgetjour-[.O67]" office:value-type="currency" office:currency="EUR" office:value="417.23485" calcext:value-type="currency">
            <text:p>4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738.31" calcext:value-type="float">
            <text:p>3738</text:p>
          </table:table-cell>
          <table:table-cell/>
          <table:table-cell table:style-name="ce13" table:formula="of:=[.H67]+[.G68]" office:value-type="float" office:value="24969" calcext:value-type="float">
            <text:p>24969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882.76515" calcext:value-type="currency">
            <text:p>2 882,77 €</text:p>
          </table:table-cell>
          <table:table-cell table:style-name="ce19" table:formula="of:=[.A68]*budgetjour-[.O68]" office:value-type="currency" office:currency="EUR" office:value="467.23485" calcext:value-type="currency">
            <text:p>4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738.31" calcext:value-type="float">
            <text:p>3738</text:p>
          </table:table-cell>
          <table:table-cell/>
          <table:table-cell table:style-name="ce13" table:formula="of:=[.H68]+[.G69]" office:value-type="float" office:value="24969" calcext:value-type="float">
            <text:p>24969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882.76515" calcext:value-type="currency">
            <text:p>2 882,77 €</text:p>
          </table:table-cell>
          <table:table-cell table:style-name="ce19" table:formula="of:=[.A69]*budgetjour-[.O69]" office:value-type="currency" office:currency="EUR" office:value="517.23485" calcext:value-type="currency">
            <text:p>5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738.31" calcext:value-type="float">
            <text:p>3738</text:p>
          </table:table-cell>
          <table:table-cell/>
          <table:table-cell table:style-name="ce13" table:formula="of:=[.H69]+[.G70]" office:value-type="float" office:value="24969" calcext:value-type="float">
            <text:p>24969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882.76515" calcext:value-type="currency">
            <text:p>2 882,77 €</text:p>
          </table:table-cell>
          <table:table-cell table:style-name="ce19" table:formula="of:=[.A70]*budgetjour-[.O70]" office:value-type="currency" office:currency="EUR" office:value="567.23485" calcext:value-type="currency">
            <text:p>5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738.31" calcext:value-type="float">
            <text:p>3738</text:p>
          </table:table-cell>
          <table:table-cell/>
          <table:table-cell table:style-name="ce13" table:formula="of:=[.H70]+[.G71]" office:value-type="float" office:value="24969" calcext:value-type="float">
            <text:p>24969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882.76515" calcext:value-type="currency">
            <text:p>2 882,77 €</text:p>
          </table:table-cell>
          <table:table-cell table:style-name="ce19" table:formula="of:=[.A71]*budgetjour-[.O71]" office:value-type="currency" office:currency="EUR" office:value="617.23485" calcext:value-type="currency">
            <text:p>6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738.31" calcext:value-type="float">
            <text:p>3738</text:p>
          </table:table-cell>
          <table:table-cell/>
          <table:table-cell table:style-name="ce13" table:formula="of:=[.H71]+[.G72]" office:value-type="float" office:value="24969" calcext:value-type="float">
            <text:p>24969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882.76515" calcext:value-type="currency">
            <text:p>2 882,77 €</text:p>
          </table:table-cell>
          <table:table-cell table:style-name="ce19" table:formula="of:=[.A72]*budgetjour-[.O72]" office:value-type="currency" office:currency="EUR" office:value="667.23485" calcext:value-type="currency">
            <text:p>6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738.31" calcext:value-type="float">
            <text:p>3738</text:p>
          </table:table-cell>
          <table:table-cell/>
          <table:table-cell table:style-name="ce13" table:formula="of:=[.H72]+[.G73]" office:value-type="float" office:value="24969" calcext:value-type="float">
            <text:p>24969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882.76515" calcext:value-type="currency">
            <text:p>2 882,77 €</text:p>
          </table:table-cell>
          <table:table-cell table:style-name="ce19" table:formula="of:=[.A73]*budgetjour-[.O73]" office:value-type="currency" office:currency="EUR" office:value="717.23485" calcext:value-type="currency">
            <text:p>7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738.31" calcext:value-type="float">
            <text:p>3738</text:p>
          </table:table-cell>
          <table:table-cell/>
          <table:table-cell table:style-name="ce13" table:formula="of:=[.H73]+[.G74]" office:value-type="float" office:value="24969" calcext:value-type="float">
            <text:p>24969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882.76515" calcext:value-type="currency">
            <text:p>2 882,77 €</text:p>
          </table:table-cell>
          <table:table-cell table:style-name="ce19" table:formula="of:=[.A74]*budgetjour-[.O74]" office:value-type="currency" office:currency="EUR" office:value="767.23485" calcext:value-type="currency">
            <text:p>7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738.31" calcext:value-type="float">
            <text:p>3738</text:p>
          </table:table-cell>
          <table:table-cell/>
          <table:table-cell table:style-name="ce13" table:formula="of:=[.H74]+[.G75]" office:value-type="float" office:value="24969" calcext:value-type="float">
            <text:p>24969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882.76515" calcext:value-type="currency">
            <text:p>2 882,77 €</text:p>
          </table:table-cell>
          <table:table-cell table:style-name="ce19" table:formula="of:=[.A75]*budgetjour-[.O75]" office:value-type="currency" office:currency="EUR" office:value="817.23485" calcext:value-type="currency">
            <text:p>8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738.31" calcext:value-type="float">
            <text:p>3738</text:p>
          </table:table-cell>
          <table:table-cell/>
          <table:table-cell table:style-name="ce13" table:formula="of:=[.H75]+[.G76]" office:value-type="float" office:value="24969" calcext:value-type="float">
            <text:p>24969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882.76515" calcext:value-type="currency">
            <text:p>2 882,77 €</text:p>
          </table:table-cell>
          <table:table-cell table:style-name="ce19" table:formula="of:=[.A76]*budgetjour-[.O76]" office:value-type="currency" office:currency="EUR" office:value="867.23485" calcext:value-type="currency">
            <text:p>8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738.31" calcext:value-type="float">
            <text:p>3738</text:p>
          </table:table-cell>
          <table:table-cell/>
          <table:table-cell table:style-name="ce13" table:formula="of:=[.H76]+[.G77]" office:value-type="float" office:value="24969" calcext:value-type="float">
            <text:p>24969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882.76515" calcext:value-type="currency">
            <text:p>2 882,77 €</text:p>
          </table:table-cell>
          <table:table-cell table:style-name="ce19" table:formula="of:=[.A77]*budgetjour-[.O77]" office:value-type="currency" office:currency="EUR" office:value="917.23485" calcext:value-type="currency">
            <text:p>9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738.31" calcext:value-type="float">
            <text:p>3738</text:p>
          </table:table-cell>
          <table:table-cell/>
          <table:table-cell table:style-name="ce13" table:formula="of:=[.H77]+[.G78]" office:value-type="float" office:value="24969" calcext:value-type="float">
            <text:p>24969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882.76515" calcext:value-type="currency">
            <text:p>2 882,77 €</text:p>
          </table:table-cell>
          <table:table-cell table:style-name="ce19" table:formula="of:=[.A78]*budgetjour-[.O78]" office:value-type="currency" office:currency="EUR" office:value="967.23485" calcext:value-type="currency">
            <text:p>9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738.31" calcext:value-type="float">
            <text:p>3738</text:p>
          </table:table-cell>
          <table:table-cell/>
          <table:table-cell table:style-name="ce13" table:formula="of:=[.H78]+[.G79]" office:value-type="float" office:value="24969" calcext:value-type="float">
            <text:p>24969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882.76515" calcext:value-type="currency">
            <text:p>2 882,77 €</text:p>
          </table:table-cell>
          <table:table-cell table:style-name="ce19" table:formula="of:=[.A79]*budgetjour-[.O79]" office:value-type="currency" office:currency="EUR" office:value="1017.23485" calcext:value-type="currency">
            <text:p>1 0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738.31" calcext:value-type="float">
            <text:p>3738</text:p>
          </table:table-cell>
          <table:table-cell/>
          <table:table-cell table:style-name="ce13" table:formula="of:=[.H79]+[.G80]" office:value-type="float" office:value="24969" calcext:value-type="float">
            <text:p>24969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882.76515" calcext:value-type="currency">
            <text:p>2 882,77 €</text:p>
          </table:table-cell>
          <table:table-cell table:style-name="ce19" table:formula="of:=[.A80]*budgetjour-[.O80]" office:value-type="currency" office:currency="EUR" office:value="1067.23485" calcext:value-type="currency">
            <text:p>1 0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738.31" calcext:value-type="float">
            <text:p>3738</text:p>
          </table:table-cell>
          <table:table-cell/>
          <table:table-cell table:style-name="ce13" table:formula="of:=[.H80]+[.G81]" office:value-type="float" office:value="24969" calcext:value-type="float">
            <text:p>24969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882.76515" calcext:value-type="currency">
            <text:p>2 882,77 €</text:p>
          </table:table-cell>
          <table:table-cell table:style-name="ce19" table:formula="of:=[.A81]*budgetjour-[.O81]" office:value-type="currency" office:currency="EUR" office:value="1117.23485" calcext:value-type="currency">
            <text:p>1 1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738.31" calcext:value-type="float">
            <text:p>3738</text:p>
          </table:table-cell>
          <table:table-cell/>
          <table:table-cell table:style-name="ce13" table:formula="of:=[.H81]+[.G82]" office:value-type="float" office:value="24969" calcext:value-type="float">
            <text:p>24969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882.76515" calcext:value-type="currency">
            <text:p>2 882,77 €</text:p>
          </table:table-cell>
          <table:table-cell table:style-name="ce19" table:formula="of:=[.A82]*budgetjour-[.O82]" office:value-type="currency" office:currency="EUR" office:value="1167.23485" calcext:value-type="currency">
            <text:p>1 1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738.31" calcext:value-type="float">
            <text:p>3738</text:p>
          </table:table-cell>
          <table:table-cell/>
          <table:table-cell table:style-name="ce13" table:formula="of:=[.H82]+[.G83]" office:value-type="float" office:value="24969" calcext:value-type="float">
            <text:p>24969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882.76515" calcext:value-type="currency">
            <text:p>2 882,77 €</text:p>
          </table:table-cell>
          <table:table-cell table:style-name="ce19" table:formula="of:=[.A83]*budgetjour-[.O83]" office:value-type="currency" office:currency="EUR" office:value="1217.23485" calcext:value-type="currency">
            <text:p>1 2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738.31" calcext:value-type="float">
            <text:p>3738</text:p>
          </table:table-cell>
          <table:table-cell/>
          <table:table-cell table:style-name="ce13" table:formula="of:=[.H83]+[.G84]" office:value-type="float" office:value="24969" calcext:value-type="float">
            <text:p>24969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882.76515" calcext:value-type="currency">
            <text:p>2 882,77 €</text:p>
          </table:table-cell>
          <table:table-cell table:style-name="ce19" table:formula="of:=[.A84]*budgetjour-[.O84]" office:value-type="currency" office:currency="EUR" office:value="1267.23485" calcext:value-type="currency">
            <text:p>1 2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738.31" calcext:value-type="float">
            <text:p>3738</text:p>
          </table:table-cell>
          <table:table-cell/>
          <table:table-cell table:style-name="ce13" table:formula="of:=[.H84]+[.G85]" office:value-type="float" office:value="24969" calcext:value-type="float">
            <text:p>24969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882.76515" calcext:value-type="currency">
            <text:p>2 882,77 €</text:p>
          </table:table-cell>
          <table:table-cell table:style-name="ce19" table:formula="of:=[.A85]*budgetjour-[.O85]" office:value-type="currency" office:currency="EUR" office:value="1317.23485" calcext:value-type="currency">
            <text:p>1 3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738.31" calcext:value-type="float">
            <text:p>3738</text:p>
          </table:table-cell>
          <table:table-cell/>
          <table:table-cell table:style-name="ce13" table:formula="of:=[.H85]+[.G86]" office:value-type="float" office:value="24969" calcext:value-type="float">
            <text:p>24969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882.76515" calcext:value-type="currency">
            <text:p>2 882,77 €</text:p>
          </table:table-cell>
          <table:table-cell table:style-name="ce19" table:formula="of:=[.A86]*budgetjour-[.O86]" office:value-type="currency" office:currency="EUR" office:value="1367.23485" calcext:value-type="currency">
            <text:p>1 3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738.31" calcext:value-type="float">
            <text:p>3738</text:p>
          </table:table-cell>
          <table:table-cell/>
          <table:table-cell table:style-name="ce13" table:formula="of:=[.H86]+[.G87]" office:value-type="float" office:value="24969" calcext:value-type="float">
            <text:p>24969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882.76515" calcext:value-type="currency">
            <text:p>2 882,77 €</text:p>
          </table:table-cell>
          <table:table-cell table:style-name="ce19" table:formula="of:=[.A87]*budgetjour-[.O87]" office:value-type="currency" office:currency="EUR" office:value="1417.23485" calcext:value-type="currency">
            <text:p>1 4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738.31" calcext:value-type="float">
            <text:p>3738</text:p>
          </table:table-cell>
          <table:table-cell/>
          <table:table-cell table:style-name="ce13" table:formula="of:=[.H87]+[.G88]" office:value-type="float" office:value="24969" calcext:value-type="float">
            <text:p>24969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882.76515" calcext:value-type="currency">
            <text:p>2 882,77 €</text:p>
          </table:table-cell>
          <table:table-cell table:style-name="ce19" table:formula="of:=[.A88]*budgetjour-[.O88]" office:value-type="currency" office:currency="EUR" office:value="1467.23485" calcext:value-type="currency">
            <text:p>1 4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738.31" calcext:value-type="float">
            <text:p>3738</text:p>
          </table:table-cell>
          <table:table-cell/>
          <table:table-cell table:style-name="ce13" table:formula="of:=[.H88]+[.G89]" office:value-type="float" office:value="24969" calcext:value-type="float">
            <text:p>24969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882.76515" calcext:value-type="currency">
            <text:p>2 882,77 €</text:p>
          </table:table-cell>
          <table:table-cell table:style-name="ce19" table:formula="of:=[.A89]*budgetjour-[.O89]" office:value-type="currency" office:currency="EUR" office:value="1517.23485" calcext:value-type="currency">
            <text:p>1 5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738.31" calcext:value-type="float">
            <text:p>3738</text:p>
          </table:table-cell>
          <table:table-cell/>
          <table:table-cell table:style-name="ce13" table:formula="of:=[.H89]+[.G90]" office:value-type="float" office:value="24969" calcext:value-type="float">
            <text:p>24969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882.76515" calcext:value-type="currency">
            <text:p>2 882,77 €</text:p>
          </table:table-cell>
          <table:table-cell table:style-name="ce19" table:formula="of:=[.A90]*budgetjour-[.O90]" office:value-type="currency" office:currency="EUR" office:value="1567.23485" calcext:value-type="currency">
            <text:p>1 5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738.31" calcext:value-type="float">
            <text:p>3738</text:p>
          </table:table-cell>
          <table:table-cell/>
          <table:table-cell table:style-name="ce13" table:formula="of:=[.H90]+[.G91]" office:value-type="float" office:value="24969" calcext:value-type="float">
            <text:p>24969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882.76515" calcext:value-type="currency">
            <text:p>2 882,77 €</text:p>
          </table:table-cell>
          <table:table-cell table:style-name="ce19" table:formula="of:=[.A91]*budgetjour-[.O91]" office:value-type="currency" office:currency="EUR" office:value="1617.23485" calcext:value-type="currency">
            <text:p>1 6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738.31" calcext:value-type="float">
            <text:p>3738</text:p>
          </table:table-cell>
          <table:table-cell/>
          <table:table-cell table:style-name="ce13" table:formula="of:=[.H91]+[.G92]" office:value-type="float" office:value="24969" calcext:value-type="float">
            <text:p>24969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882.76515" calcext:value-type="currency">
            <text:p>2 882,77 €</text:p>
          </table:table-cell>
          <table:table-cell table:style-name="ce19" table:formula="of:=[.A92]*budgetjour-[.O92]" office:value-type="currency" office:currency="EUR" office:value="1667.23485" calcext:value-type="currency">
            <text:p>1 6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738.31" calcext:value-type="float">
            <text:p>3738</text:p>
          </table:table-cell>
          <table:table-cell/>
          <table:table-cell table:style-name="ce13" table:formula="of:=[.H92]+[.G93]" office:value-type="float" office:value="24969" calcext:value-type="float">
            <text:p>24969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882.76515" calcext:value-type="currency">
            <text:p>2 882,77 €</text:p>
          </table:table-cell>
          <table:table-cell table:style-name="ce19" table:formula="of:=[.A93]*budgetjour-[.O93]" office:value-type="currency" office:currency="EUR" office:value="1717.23485" calcext:value-type="currency">
            <text:p>1 7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738.31" calcext:value-type="float">
            <text:p>3738</text:p>
          </table:table-cell>
          <table:table-cell/>
          <table:table-cell table:style-name="ce13" table:formula="of:=[.H93]+[.G94]" office:value-type="float" office:value="24969" calcext:value-type="float">
            <text:p>24969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882.76515" calcext:value-type="currency">
            <text:p>2 882,77 €</text:p>
          </table:table-cell>
          <table:table-cell table:style-name="ce19" table:formula="of:=[.A94]*budgetjour-[.O94]" office:value-type="currency" office:currency="EUR" office:value="1767.23485" calcext:value-type="currency">
            <text:p>1 767,23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738.31" calcext:value-type="float">
            <text:p>3738</text:p>
          </table:table-cell>
          <table:table-cell/>
          <table:table-cell table:style-name="ce13" table:formula="of:=[.H94]+[.G95]" office:value-type="float" office:value="24969" calcext:value-type="float">
            <text:p>24969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882.76515" calcext:value-type="currency">
            <text:p>2 882,77 €</text:p>
          </table:table-cell>
          <table:table-cell table:style-name="ce19" table:formula="of:=[.A95]*budgetjour-[.O95]" office:value-type="currency" office:currency="EUR" office:value="1817.23485" calcext:value-type="currency">
            <text:p>1 817,23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738.31" calcext:value-type="float">
            <text:p>3738</text:p>
          </table:table-cell>
          <table:table-cell/>
          <table:table-cell table:style-name="ce13" table:formula="of:=[.H95]+[.G96]" office:value-type="float" office:value="24969" calcext:value-type="float">
            <text:p>24969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882.76515" calcext:value-type="currency">
            <text:p>2 882,77 €</text:p>
          </table:table-cell>
          <table:table-cell table:style-name="ce19" table:formula="of:=[.A96]*budgetjour-[.O96]" office:value-type="currency" office:currency="EUR" office:value="1867.23485" calcext:value-type="currency">
            <text:p>1 867,23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2">
          <table:table-cell/>
          <table:table-cell office:value-type="string" calcext:value-type="string">
            <text:p>Istambul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2">
          <table:table-cell table:formula="of:=[.B1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table:formula="of:=480" office:value-type="float" office:value="480" calcext:value-type="float">
            <text:p>480</text:p>
          </table:table-cell>
          <table:table-cell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table:number-columns-repeated="3"/>
        </table:table-row>
        <table:table-row table:style-name="ro2">
          <table:table-cell table:formula="of:=[.B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9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0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2">
          <table:table-cell table:style-name="ce28"/>
          <table:table-cell table:number-columns-repeated="3"/>
        </table:table-row>
        <table:table-row table:style-name="ro2">
          <table:table-cell table:style-name="ce28"/>
          <table:table-cell table:number-columns-repeated="3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2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2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2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2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2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5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5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49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o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table:number-columns-repeated="6"/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table:number-columns-repeated="6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8:58:31.9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26T19:58:59.038000000</dc:date>
    <meta:editing-duration>P47DT4H1M36S</meta:editing-duration>
    <meta:editing-cycles>107</meta:editing-cycles>
    <meta:document-statistic meta:table-count="6" meta:cell-count="1624" meta:object-count="0"/>
  </office:meta>
</office:document-meta>
</file>